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958cm" table:align="right"/>
    </style:style>
    <style:style style:name="Table1.A" style:family="table-column">
      <style:table-column-properties style:column-width="5.777cm"/>
    </style:style>
    <style:style style:name="Table1.B" style:family="table-column">
      <style:table-column-properties style:column-width="5.779cm"/>
    </style:style>
    <style:style style:name="Table1.C" style:family="table-column">
      <style:table-column-properties style:column-width="5.403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6.958cm" table:align="right"/>
    </style:style>
    <style:style style:name="Table2.A" style:family="table-column">
      <style:table-column-properties style:column-width="5.777cm"/>
    </style:style>
    <style:style style:name="Table2.B" style:family="table-column">
      <style:table-column-properties style:column-width="5.779cm"/>
    </style:style>
    <style:style style:name="Table2.C" style:family="table-column">
      <style:table-column-properties style:column-width="5.403cm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6.958cm" table:align="right"/>
    </style:style>
    <style:style style:name="Table3.A" style:family="table-column">
      <style:table-column-properties style:column-width="5.777cm"/>
    </style:style>
    <style:style style:name="Table3.B" style:family="table-column">
      <style:table-column-properties style:column-width="5.779cm"/>
    </style:style>
    <style:style style:name="Table3.C" style:family="table-column">
      <style:table-column-properties style:column-width="5.403cm"/>
    </style:style>
    <style:style style:name="Table3.A1" style:family="table-cell">
      <style:table-cell-properties fo:padding="0cm" fo:border="none" style:writing-mode="page"/>
    </style:style>
    <style:style style:name="Table5" style:family="table">
      <style:table-properties style:width="16.958cm" table:align="right"/>
    </style:style>
    <style:style style:name="Table5.A" style:family="table-column">
      <style:table-column-properties style:column-width="5.777cm"/>
    </style:style>
    <style:style style:name="Table5.B" style:family="table-column">
      <style:table-column-properties style:column-width="5.779cm"/>
    </style:style>
    <style:style style:name="Table5.C" style:family="table-column">
      <style:table-column-properties style:column-width="5.403cm"/>
    </style:style>
    <style:style style:name="Table5.A1" style:family="table-cell">
      <style:table-cell-properties fo:padding="0cm" fo:border="none" style:writing-mode="page"/>
    </style:style>
    <style:style style:name="Table6" style:family="table">
      <style:table-properties style:width="16.958cm" table:align="right"/>
    </style:style>
    <style:style style:name="Table6.A" style:family="table-column">
      <style:table-column-properties style:column-width="5.777cm"/>
    </style:style>
    <style:style style:name="Table6.B" style:family="table-column">
      <style:table-column-properties style:column-width="5.779cm"/>
    </style:style>
    <style:style style:name="Table6.C" style:family="table-column">
      <style:table-column-properties style:column-width="5.403cm"/>
    </style:style>
    <style:style style:name="Table6.A1" style:family="table-cell">
      <style:table-cell-properties fo:padding="0cm" fo:border="none" style:writing-mode="page"/>
    </style:style>
    <style:style style:name="Table7" style:family="table">
      <style:table-properties style:width="16.958cm" table:align="right"/>
    </style:style>
    <style:style style:name="Table7.A" style:family="table-column">
      <style:table-column-properties style:column-width="5.777cm"/>
    </style:style>
    <style:style style:name="Table7.B" style:family="table-column">
      <style:table-column-properties style:column-width="5.779cm"/>
    </style:style>
    <style:style style:name="Table7.C" style:family="table-column">
      <style:table-column-properties style:column-width="5.403cm"/>
    </style:style>
    <style:style style:name="Table7.A1" style:family="table-cell">
      <style:table-cell-properties fo:padding="0cm" fo:border="none" style:writing-mode="page"/>
    </style:style>
    <style:style style:name="Table8" style:family="table">
      <style:table-properties style:width="16.958cm" table:align="right"/>
    </style:style>
    <style:style style:name="Table8.A" style:family="table-column">
      <style:table-column-properties style:column-width="5.777cm"/>
    </style:style>
    <style:style style:name="Table8.B" style:family="table-column">
      <style:table-column-properties style:column-width="5.779cm"/>
    </style:style>
    <style:style style:name="Table8.C" style:family="table-column">
      <style:table-column-properties style:column-width="5.403cm"/>
    </style:style>
    <style:style style:name="Table8.A1" style:family="table-cell">
      <style:table-cell-properties fo:padding="0cm" fo:border="none" style:writing-mode="page"/>
    </style:style>
    <style:style style:name="Table10" style:family="table">
      <style:table-properties style:width="16.958cm" table:align="right"/>
    </style:style>
    <style:style style:name="Table10.A" style:family="table-column">
      <style:table-column-properties style:column-width="5.777cm"/>
    </style:style>
    <style:style style:name="Table10.B" style:family="table-column">
      <style:table-column-properties style:column-width="5.779cm"/>
    </style:style>
    <style:style style:name="Table10.C" style:family="table-column">
      <style:table-column-properties style:column-width="5.403cm"/>
    </style:style>
    <style:style style:name="Table10.A1" style:family="table-cell">
      <style:table-cell-properties fo:padding="0cm" fo:border="none" style:writing-mode="page"/>
    </style:style>
    <style:style style:name="Table11" style:family="table">
      <style:table-properties style:width="16.958cm" table:align="right"/>
    </style:style>
    <style:style style:name="Table11.A" style:family="table-column">
      <style:table-column-properties style:column-width="5.777cm"/>
    </style:style>
    <style:style style:name="Table11.B" style:family="table-column">
      <style:table-column-properties style:column-width="5.779cm"/>
    </style:style>
    <style:style style:name="Table11.C" style:family="table-column">
      <style:table-column-properties style:column-width="5.403cm"/>
    </style:style>
    <style:style style:name="Table11.A1" style:family="table-cell">
      <style:table-cell-properties fo:padding="0cm" fo:border="none" style:writing-mode="page"/>
    </style:style>
    <style:style style:name="Table13" style:family="table">
      <style:table-properties style:width="16.958cm" table:align="right"/>
    </style:style>
    <style:style style:name="Table13.A" style:family="table-column">
      <style:table-column-properties style:column-width="5.777cm"/>
    </style:style>
    <style:style style:name="Table13.B" style:family="table-column">
      <style:table-column-properties style:column-width="5.779cm"/>
    </style:style>
    <style:style style:name="Table13.C" style:family="table-column">
      <style:table-column-properties style:column-width="5.403cm"/>
    </style:style>
    <style:style style:name="Table13.A1" style:family="table-cell">
      <style:table-cell-properties fo:padding="0cm" fo:border="none" style:writing-mode="page"/>
    </style:style>
    <style:style style:name="Table14" style:family="table">
      <style:table-properties style:width="16.958cm" table:align="right"/>
    </style:style>
    <style:style style:name="Table14.A" style:family="table-column">
      <style:table-column-properties style:column-width="5.777cm"/>
    </style:style>
    <style:style style:name="Table14.B" style:family="table-column">
      <style:table-column-properties style:column-width="5.779cm"/>
    </style:style>
    <style:style style:name="Table14.C" style:family="table-column">
      <style:table-column-properties style:column-width="5.403cm"/>
    </style:style>
    <style:style style:name="Table14.A1" style:family="table-cell">
      <style:table-cell-properties fo:padding="0cm" fo:border="none" style:writing-mode="page"/>
    </style:style>
    <style:style style:name="Table16" style:family="table">
      <style:table-properties style:width="16.958cm" table:align="right"/>
    </style:style>
    <style:style style:name="Table16.A" style:family="table-column">
      <style:table-column-properties style:column-width="5.777cm"/>
    </style:style>
    <style:style style:name="Table16.B" style:family="table-column">
      <style:table-column-properties style:column-width="5.779cm"/>
    </style:style>
    <style:style style:name="Table16.C" style:family="table-column">
      <style:table-column-properties style:column-width="5.403cm"/>
    </style:style>
    <style:style style:name="Table16.A1" style:family="table-cell">
      <style:table-cell-properties fo:padding="0cm" fo:border="none" style:writing-mode="page"/>
    </style:style>
    <style:style style:name="Table9" style:family="table">
      <style:table-properties style:width="16.958cm" table:align="right"/>
    </style:style>
    <style:style style:name="Table9.A" style:family="table-column">
      <style:table-column-properties style:column-width="5.777cm"/>
    </style:style>
    <style:style style:name="Table9.B" style:family="table-column">
      <style:table-column-properties style:column-width="5.779cm"/>
    </style:style>
    <style:style style:name="Table9.C" style:family="table-column">
      <style:table-column-properties style:column-width="5.403cm"/>
    </style:style>
    <style:style style:name="Table9.A1" style:family="table-cell">
      <style:table-cell-properties fo:padding="0cm" fo:border="none" style:writing-mode="page"/>
    </style:style>
    <style:style style:name="Table4" style:family="table">
      <style:table-properties style:width="16.958cm" table:align="right"/>
    </style:style>
    <style:style style:name="Table4.A" style:family="table-column">
      <style:table-column-properties style:column-width="5.777cm"/>
    </style:style>
    <style:style style:name="Table4.B" style:family="table-column">
      <style:table-column-properties style:column-width="5.779cm"/>
    </style:style>
    <style:style style:name="Table4.C" style:family="table-column">
      <style:table-column-properties style:column-width="5.403cm"/>
    </style:style>
    <style:style style:name="Table4.A1" style:family="table-cell">
      <style:table-cell-properties fo:padding="0cm" fo:border="none" style:writing-mode="page"/>
    </style:style>
    <style:style style:name="Table12" style:family="table">
      <style:table-properties style:width="16.958cm" table:align="right"/>
    </style:style>
    <style:style style:name="Table12.A" style:family="table-column">
      <style:table-column-properties style:column-width="5.777cm"/>
    </style:style>
    <style:style style:name="Table12.B" style:family="table-column">
      <style:table-column-properties style:column-width="5.779cm"/>
    </style:style>
    <style:style style:name="Table12.C" style:family="table-column">
      <style:table-column-properties style:column-width="5.403cm"/>
    </style:style>
    <style:style style:name="Table12.A1" style:family="table-cell">
      <style:table-cell-properties fo:padding="0cm" fo:border="none" style:writing-mode="page"/>
    </style:style>
    <style:style style:name="Table15" style:family="table">
      <style:table-properties style:width="16.958cm" table:align="right"/>
    </style:style>
    <style:style style:name="Table15.A" style:family="table-column">
      <style:table-column-properties style:column-width="5.777cm"/>
    </style:style>
    <style:style style:name="Table15.B" style:family="table-column">
      <style:table-column-properties style:column-width="5.779cm"/>
    </style:style>
    <style:style style:name="Table15.C" style:family="table-column">
      <style:table-column-properties style:column-width="5.403cm"/>
    </style:style>
    <style:style style:name="Table15.A1" style:family="table-cell">
      <style:table-cell-properties fo:padding="0cm" fo:border="none" style:writing-mode="page"/>
    </style:style>
    <style:style style:name="P1" style:family="paragraph" style:parent-style-name="Footnote">
      <style:text-properties fo:language="zxx" fo:country="none" officeooo:rsid="0021d771" officeooo:paragraph-rsid="0021d771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21d771" officeooo:paragraph-rsid="0021d771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d968c" officeooo:paragraph-rsid="001d968c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language="zxx" fo:country="none" officeooo:rsid="001d968c" officeooo:paragraph-rsid="001d968c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f36ce" officeooo:paragraph-rsid="0021d771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267296" officeooo:paragraph-rsid="00267296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2d98ac" officeooo:paragraph-rsid="002d98ac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2d98ac" officeooo:paragraph-rsid="0040e049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2d98ac" officeooo:paragraph-rsid="00560a87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2f78a0" officeooo:paragraph-rsid="002f78a0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2f78a0" officeooo:paragraph-rsid="00448d90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3084d5" officeooo:paragraph-rsid="003084d5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3084d5" officeooo:paragraph-rsid="0049d9ff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33d3de" officeooo:paragraph-rsid="0033d3de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33d3de" officeooo:paragraph-rsid="0034a5f8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36a6f0" officeooo:paragraph-rsid="003a2b39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36befc" officeooo:paragraph-rsid="003a2b39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36befc" officeooo:paragraph-rsid="00560a87" style:language-asian="zxx" style:country-asian="none" style:language-complex="zxx" style:country-complex="none"/>
    </style:style>
    <style:style style:name="P19" style:family="paragraph" style:parent-style-name="Standard">
      <style:paragraph-properties fo:text-align="center" style:justify-single-word="false"/>
      <style:text-properties fo:language="zxx" fo:country="none" officeooo:rsid="003c38c2" officeooo:paragraph-rsid="003c38c2" style:language-asian="zxx" style:country-asian="none" style:language-complex="zxx" style:country-complex="none"/>
    </style:style>
    <style:style style:name="P20" style:family="paragraph" style:parent-style-name="Table_20_Contents">
      <style:text-properties fo:language="zxx" fo:country="none" officeooo:rsid="006623c9" officeooo:paragraph-rsid="003a2b39" style:language-asian="zxx" style:country-asian="none" style:language-complex="zxx" style:country-complex="none"/>
    </style:style>
    <style:style style:name="P21" style:family="paragraph" style:parent-style-name="Table_20_Contents">
      <style:text-properties fo:language="zxx" fo:country="none" officeooo:rsid="00695eb3" officeooo:paragraph-rsid="003a2b39" style:language-asian="zxx" style:country-asian="none" style:language-complex="zxx" style:country-complex="none"/>
    </style:style>
    <style:style style:name="P22" style:family="paragraph" style:parent-style-name="Table_20_Contents">
      <style:text-properties fo:language="zxx" fo:country="none" officeooo:rsid="00695eb3" officeooo:paragraph-rsid="00408dd7" style:language-asian="zxx" style:country-asian="none" style:language-complex="zxx" style:country-complex="none"/>
    </style:style>
    <style:style style:name="P23" style:family="paragraph" style:parent-style-name="Table_20_Contents">
      <style:text-properties fo:language="zxx" fo:country="none" officeooo:rsid="00698f14" officeooo:paragraph-rsid="003a2b39" style:language-asian="zxx" style:country-asian="none" style:language-complex="zxx" style:country-complex="none"/>
    </style:style>
    <style:style style:name="P24" style:family="paragraph" style:parent-style-name="Table_20_Contents">
      <style:text-properties fo:language="zxx" fo:country="none" officeooo:rsid="007aa64d" officeooo:paragraph-rsid="003a2b39" style:language-asian="zxx" style:country-asian="none" style:language-complex="zxx" style:country-complex="none"/>
    </style:style>
    <style:style style:name="P25" style:family="paragraph" style:parent-style-name="Table_20_Contents">
      <style:text-properties fo:language="zxx" fo:country="none" officeooo:rsid="007ed928" officeooo:paragraph-rsid="003a2b39" style:language-asian="zxx" style:country-asian="none" style:language-complex="zxx" style:country-complex="none"/>
    </style:style>
    <style:style style:name="P26" style:family="paragraph" style:parent-style-name="Table_20_Contents">
      <style:text-properties fo:language="zxx" fo:country="none" officeooo:rsid="007fb452" officeooo:paragraph-rsid="003a2b39" style:language-asian="zxx" style:country-asian="none" style:language-complex="zxx" style:country-complex="none"/>
    </style:style>
    <style:style style:name="P27" style:family="paragraph" style:parent-style-name="Table_20_Contents">
      <style:text-properties fo:language="zxx" fo:country="none" officeooo:rsid="00869ff2" officeooo:paragraph-rsid="003a2b39" style:language-asian="zxx" style:country-asian="none" style:language-complex="zxx" style:country-complex="none"/>
    </style:style>
    <style:style style:name="P28" style:family="paragraph" style:parent-style-name="Table_20_Contents">
      <style:text-properties fo:language="zxx" fo:country="none" officeooo:rsid="008c2d88" officeooo:paragraph-rsid="003a2b39" style:language-asian="zxx" style:country-asian="none" style:language-complex="zxx" style:country-complex="none"/>
    </style:style>
    <style:style style:name="P29" style:family="paragraph" style:parent-style-name="Table_20_Contents">
      <style:text-properties fo:language="zxx" fo:country="none" officeooo:rsid="008f2575" officeooo:paragraph-rsid="003a2b39" style:language-asian="zxx" style:country-asian="none" style:language-complex="zxx" style:country-complex="none"/>
    </style:style>
    <style:style style:name="P30" style:family="paragraph" style:parent-style-name="Table_20_Contents">
      <style:text-properties fo:language="zxx" fo:country="none" officeooo:rsid="0090c8e2" officeooo:paragraph-rsid="003a2b39" style:language-asian="zxx" style:country-asian="none" style:language-complex="zxx" style:country-complex="none"/>
    </style:style>
    <style:style style:name="P31" style:family="paragraph" style:parent-style-name="Table_20_Contents">
      <style:text-properties fo:language="zxx" fo:country="none" officeooo:rsid="009470fb" officeooo:paragraph-rsid="003a2b39" style:language-asian="zxx" style:country-asian="none" style:language-complex="zxx" style:country-complex="none"/>
    </style:style>
    <style:style style:name="P32" style:family="paragraph" style:parent-style-name="Table_20_Contents">
      <style:text-properties fo:language="zxx" fo:country="none" officeooo:rsid="00953bcb" officeooo:paragraph-rsid="003a2b39" style:language-asian="zxx" style:country-asian="none" style:language-complex="zxx" style:country-complex="none"/>
    </style:style>
    <style:style style:name="P33" style:family="paragraph" style:parent-style-name="Table_20_Contents">
      <style:text-properties fo:language="zxx" fo:country="none" officeooo:rsid="00972e43" officeooo:paragraph-rsid="003a2b39" style:language-asian="zxx" style:country-asian="none" style:language-complex="zxx" style:country-complex="none"/>
    </style:style>
    <style:style style:name="P34" style:family="paragraph" style:parent-style-name="Table_20_Contents">
      <style:text-properties fo:language="zxx" fo:country="none" officeooo:rsid="009e973b" officeooo:paragraph-rsid="003a2b39" style:language-asian="zxx" style:country-asian="none" style:language-complex="zxx" style:country-complex="none"/>
    </style:style>
    <style:style style:name="P35" style:family="paragraph" style:parent-style-name="Table_20_Contents">
      <style:text-properties fo:language="zxx" fo:country="none" officeooo:rsid="00a1a2e0" officeooo:paragraph-rsid="003a2b39" style:language-asian="zxx" style:country-asian="none" style:language-complex="zxx" style:country-complex="none"/>
    </style:style>
    <style:style style:name="P36" style:family="paragraph" style:parent-style-name="Table_20_Contents">
      <style:text-properties fo:language="zxx" fo:country="none" officeooo:rsid="00a1e2b2" officeooo:paragraph-rsid="003a2b39" style:language-asian="zxx" style:country-asian="none" style:language-complex="zxx" style:country-complex="none"/>
    </style:style>
    <style:style style:name="P37" style:family="paragraph" style:parent-style-name="Table_20_Contents">
      <style:text-properties fo:language="zxx" fo:country="none" officeooo:rsid="00a55836" officeooo:paragraph-rsid="003a2b39" style:language-asian="zxx" style:country-asian="none" style:language-complex="zxx" style:country-complex="none"/>
    </style:style>
    <style:style style:name="P38" style:family="paragraph" style:parent-style-name="Table_20_Contents">
      <style:text-properties fo:language="zxx" fo:country="none" officeooo:rsid="00a673c0" officeooo:paragraph-rsid="003a2b39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rsid="0049d9ff" officeooo:paragraph-rsid="0049d9ff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rsid="004b42ab" officeooo:paragraph-rsid="004b42ab" style:language-asian="zxx" style:country-asian="none" style:language-complex="zxx" style:country-complex="none"/>
    </style:style>
    <style:style style:name="P41" style:family="paragraph" style:parent-style-name="Standard">
      <style:text-properties fo:language="zxx" fo:country="none" officeooo:rsid="00533609" officeooo:paragraph-rsid="00533609" style:language-asian="zxx" style:country-asian="none" style:language-complex="zxx" style:country-complex="none"/>
    </style:style>
    <style:style style:name="P42" style:family="paragraph" style:parent-style-name="Standard">
      <style:text-properties fo:language="zxx" fo:country="none" officeooo:rsid="0054a312" officeooo:paragraph-rsid="0054a312" style:language-asian="zxx" style:country-asian="none" style:language-complex="zxx" style:country-complex="none"/>
    </style:style>
    <style:style style:name="P43" style:family="paragraph" style:parent-style-name="Table_20_Contents">
      <style:text-properties fo:language="zxx" fo:country="none" officeooo:rsid="0049d25a" officeooo:paragraph-rsid="004496ea" style:language-asian="zxx" style:country-asian="none" style:language-complex="zxx" style:country-complex="none"/>
    </style:style>
    <style:style style:name="P44" style:family="paragraph" style:parent-style-name="Standard">
      <style:text-properties fo:language="zxx" fo:country="none" fo:font-style="italic" officeooo:rsid="002d98ac" officeooo:paragraph-rsid="002d98ac" style:language-asian="zxx" style:country-asian="none" style:font-style-asian="italic" style:language-complex="zxx" style:country-complex="none" style:font-style-complex="italic"/>
    </style:style>
    <style:style style:name="P45" style:family="paragraph" style:parent-style-name="Standard">
      <style:text-properties fo:language="zxx" fo:country="none" fo:font-style="italic" officeooo:rsid="002d98ac" officeooo:paragraph-rsid="00353d67" style:language-asian="zxx" style:country-asian="none" style:font-style-asian="italic" style:language-complex="zxx" style:country-complex="none" style:font-style-complex="italic"/>
    </style:style>
    <style:style style:name="P46" style:family="paragraph" style:parent-style-name="Standard">
      <style:text-properties fo:language="zxx" fo:country="none" fo:font-style="italic" officeooo:rsid="002f78a0" officeooo:paragraph-rsid="002f78a0" style:language-asian="zxx" style:country-asian="none" style:font-style-asian="italic" style:language-complex="zxx" style:country-complex="none" style:font-style-complex="italic"/>
    </style:style>
    <style:style style:name="P47" style:family="paragraph" style:parent-style-name="Standard">
      <style:text-properties fo:language="zxx" fo:country="none" fo:font-style="italic" officeooo:rsid="002f78a0" officeooo:paragraph-rsid="00472cab" style:language-asian="zxx" style:country-asian="none" style:font-style-asian="italic" style:language-complex="zxx" style:country-complex="none" style:font-style-complex="italic"/>
    </style:style>
    <style:style style:name="P48" style:family="paragraph" style:parent-style-name="Standard">
      <style:text-properties fo:language="zxx" fo:country="none" fo:font-style="italic" officeooo:rsid="003084d5" officeooo:paragraph-rsid="003084d5" style:language-asian="zxx" style:country-asian="none" style:font-style-asian="italic" style:language-complex="zxx" style:country-complex="none" style:font-style-complex="italic"/>
    </style:style>
    <style:style style:name="P49" style:family="paragraph" style:parent-style-name="Standard">
      <style:text-properties fo:language="zxx" fo:country="none" fo:font-style="italic" officeooo:rsid="00317df6" officeooo:paragraph-rsid="00317df6" style:language-asian="zxx" style:country-asian="none" style:font-style-asian="italic" style:language-complex="zxx" style:country-complex="none" style:font-style-complex="italic"/>
    </style:style>
    <style:style style:name="P50" style:family="paragraph" style:parent-style-name="Standard">
      <style:text-properties fo:language="zxx" fo:country="none" fo:font-style="italic" officeooo:rsid="0033d3de" officeooo:paragraph-rsid="0033d3de" style:language-asian="zxx" style:country-asian="none" style:font-style-asian="italic" style:language-complex="zxx" style:country-complex="none" style:font-style-complex="italic"/>
    </style:style>
    <style:style style:name="P51" style:family="paragraph" style:parent-style-name="Standard">
      <style:text-properties fo:language="zxx" fo:country="none" fo:font-style="italic" officeooo:rsid="0034a5f8" officeooo:paragraph-rsid="0034a5f8" style:language-asian="zxx" style:country-asian="none" style:font-style-asian="italic" style:language-complex="zxx" style:country-complex="none" style:font-style-complex="italic"/>
    </style:style>
    <style:style style:name="P52" style:family="paragraph" style:parent-style-name="Standard">
      <style:text-properties fo:language="zxx" fo:country="none" fo:font-style="italic" officeooo:rsid="0048ea43" officeooo:paragraph-rsid="0048ea43" style:language-asian="zxx" style:country-asian="none" style:font-style-asian="italic" style:language-complex="zxx" style:country-complex="none" style:font-style-complex="italic"/>
    </style:style>
    <style:style style:name="P53" style:family="paragraph" style:parent-style-name="Standard">
      <style:text-properties fo:language="zxx" fo:country="none" fo:font-style="italic" officeooo:rsid="0054a312" officeooo:paragraph-rsid="00317df6" style:language-asian="zxx" style:country-asian="none" style:font-style-asian="italic" style:language-complex="zxx" style:country-complex="none" style:font-style-complex="italic"/>
    </style:style>
    <style:style style:name="P54" style:family="paragraph" style:parent-style-name="Standard">
      <style:text-properties fo:language="zxx" fo:country="none" fo:font-style="italic" fo:font-weight="bold" officeooo:rsid="002d98ac" officeooo:paragraph-rsid="002d98a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55" style:family="paragraph" style:parent-style-name="Standard">
      <style:text-properties fo:language="zxx" fo:country="none" fo:font-style="italic" fo:font-weight="bold" officeooo:rsid="003084d5" officeooo:paragraph-rsid="003084d5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56" style:family="paragraph" style:parent-style-name="Standard">
      <style:text-properties fo:language="zxx" fo:country="none" fo:font-style="italic" fo:font-weight="normal" officeooo:rsid="003084d5" officeooo:paragraph-rsid="003084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7" style:family="paragraph" style:parent-style-name="Standard">
      <style:text-properties fo:language="zxx" fo:country="none" fo:font-style="normal" officeooo:rsid="002f78a0" officeooo:paragraph-rsid="002f78a0" style:language-asian="zxx" style:country-asian="none" style:font-style-asian="normal" style:language-complex="zxx" style:country-complex="none" style:font-style-complex="normal"/>
    </style:style>
    <style:style style:name="P58" style:family="paragraph" style:parent-style-name="Standard">
      <style:text-properties fo:language="zxx" fo:country="none" fo:font-style="normal" officeooo:rsid="002f78a0" officeooo:paragraph-rsid="004278c0" style:language-asian="zxx" style:country-asian="none" style:font-style-asian="normal" style:language-complex="zxx" style:country-complex="none" style:font-style-complex="normal"/>
    </style:style>
    <style:style style:name="P59" style:family="paragraph" style:parent-style-name="Standard">
      <style:text-properties fo:language="zxx" fo:country="none" fo:font-style="normal" officeooo:rsid="002f78a0" officeooo:paragraph-rsid="00472cab" style:language-asian="zxx" style:country-asian="none" style:font-style-asian="normal" style:language-complex="zxx" style:country-complex="none" style:font-style-complex="normal"/>
    </style:style>
    <style:style style:name="P60" style:family="paragraph" style:parent-style-name="Standard">
      <style:text-properties fo:language="zxx" fo:country="none" fo:font-style="normal" officeooo:rsid="003084d5" officeooo:paragraph-rsid="003084d5" style:language-asian="zxx" style:country-asian="none" style:font-style-asian="normal" style:language-complex="zxx" style:country-complex="none" style:font-style-complex="normal"/>
    </style:style>
    <style:style style:name="P61" style:family="paragraph" style:parent-style-name="Standard">
      <style:text-properties fo:language="zxx" fo:country="none" fo:font-style="normal" officeooo:rsid="00317df6" officeooo:paragraph-rsid="00317df6" style:language-asian="zxx" style:country-asian="none" style:font-style-asian="normal" style:language-complex="zxx" style:country-complex="none" style:font-style-complex="normal"/>
    </style:style>
    <style:style style:name="P62" style:family="paragraph" style:parent-style-name="Standard">
      <style:text-properties fo:language="zxx" fo:country="none" fo:font-style="normal" officeooo:rsid="0036befc" officeooo:paragraph-rsid="003a2b39" style:language-asian="zxx" style:country-asian="none" style:font-style-asian="normal" style:language-complex="zxx" style:country-complex="none" style:font-style-complex="normal"/>
    </style:style>
    <style:style style:name="P63" style:family="paragraph" style:parent-style-name="Standard">
      <style:text-properties fo:language="zxx" fo:country="none" fo:font-style="normal" officeooo:rsid="003b6d71" officeooo:paragraph-rsid="003b6d71" style:language-asian="zxx" style:country-asian="none" style:font-style-asian="normal" style:language-complex="zxx" style:country-complex="none" style:font-style-complex="normal"/>
    </style:style>
    <style:style style:name="P64" style:family="paragraph" style:parent-style-name="Standard">
      <style:text-properties fo:language="zxx" fo:country="none" fo:font-style="normal" officeooo:rsid="00472cab" officeooo:paragraph-rsid="00472cab" style:language-asian="zxx" style:country-asian="none" style:font-style-asian="normal" style:language-complex="zxx" style:country-complex="none" style:font-style-complex="normal"/>
    </style:style>
    <style:style style:name="P65" style:family="paragraph" style:parent-style-name="Standard">
      <style:text-properties fo:language="zxx" fo:country="none" fo:font-style="normal" officeooo:rsid="0033d3de" officeooo:paragraph-rsid="0034a5f8" style:language-asian="zxx" style:country-asian="none" style:font-style-asian="normal" style:language-complex="zxx" style:country-complex="none" style:font-style-complex="normal"/>
    </style:style>
    <style:style style:name="P66" style:family="paragraph" style:parent-style-name="Standard">
      <style:text-properties fo:language="zxx" fo:country="none" fo:font-style="normal" officeooo:rsid="0033d3de" officeooo:paragraph-rsid="0033d3de" style:language-asian="zxx" style:country-asian="none" style:font-style-asian="normal" style:language-complex="zxx" style:country-complex="none" style:font-style-complex="normal"/>
    </style:style>
    <style:style style:name="P67" style:family="paragraph" style:parent-style-name="Standard">
      <style:text-properties fo:language="zxx" fo:country="none" fo:font-style="normal" officeooo:rsid="0053a995" officeooo:paragraph-rsid="0053a995" style:language-asian="zxx" style:country-asian="none" style:font-style-asian="normal" style:language-complex="zxx" style:country-complex="none" style:font-style-complex="normal"/>
    </style:style>
    <style:style style:name="P68" style:family="paragraph" style:parent-style-name="Standard">
      <style:text-properties fo:language="zxx" fo:country="none" fo:font-style="normal" officeooo:rsid="0054a312" officeooo:paragraph-rsid="0054a312" style:language-asian="zxx" style:country-asian="none" style:font-style-asian="normal" style:language-complex="zxx" style:country-complex="none" style:font-style-complex="normal"/>
    </style:style>
    <style:style style:name="P69" style:family="paragraph" style:parent-style-name="Standard">
      <style:text-properties fo:language="zxx" fo:country="none" fo:font-style="normal" officeooo:rsid="00460887" officeooo:paragraph-rsid="002f78a0" style:language-asian="zxx" style:country-asian="none" style:font-style-asian="normal" style:language-complex="zxx" style:country-complex="none" style:font-style-complex="normal"/>
    </style:style>
    <style:style style:name="P70" style:family="paragraph" style:parent-style-name="Standard">
      <style:text-properties fo:language="zxx" fo:country="none" fo:font-style="normal" officeooo:rsid="0048ea43" officeooo:paragraph-rsid="0048ea43" style:language-asian="zxx" style:country-asian="none" style:font-style-asian="normal" style:language-complex="zxx" style:country-complex="none" style:font-style-complex="normal"/>
    </style:style>
    <style:style style:name="P71" style:family="paragraph" style:parent-style-name="Standard">
      <style:text-properties fo:language="zxx" fo:country="none" fo:font-style="normal" fo:font-weight="normal" officeooo:rsid="003084d5" officeooo:paragraph-rsid="003084d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2" style:family="paragraph" style:parent-style-name="Standard">
      <style:text-properties officeooo:paragraph-rsid="002f78a0"/>
    </style:style>
    <style:style style:name="P73" style:family="paragraph" style:parent-style-name="Standard">
      <style:text-properties fo:language="zxx" fo:country="none" officeooo:rsid="0036befc" officeooo:paragraph-rsid="00560a87" style:language-asian="zxx" style:country-asian="none" style:language-complex="zxx" style:country-complex="none"/>
    </style:style>
    <style:style style:name="P74" style:family="paragraph" style:parent-style-name="Standard">
      <style:text-properties fo:language="zxx" fo:country="none" fo:font-style="normal" officeooo:rsid="0036befc" officeooo:paragraph-rsid="003a2b39" style:language-asian="zxx" style:country-asian="none" style:font-style-asian="normal" style:language-complex="zxx" style:country-complex="none" style:font-style-complex="normal"/>
    </style:style>
    <style:style style:name="T1" style:family="text">
      <style:text-properties officeooo:rsid="001f36ce"/>
    </style:style>
    <style:style style:name="T2" style:family="text">
      <style:text-properties officeooo:rsid="0020433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d771"/>
    </style:style>
    <style:style style:name="T5" style:family="text">
      <style:text-properties officeooo:rsid="0022e2cb"/>
    </style:style>
    <style:style style:name="T6" style:family="text">
      <style:text-properties officeooo:rsid="0026b68b"/>
    </style:style>
    <style:style style:name="T7" style:family="text">
      <style:text-properties officeooo:rsid="002874ae"/>
    </style:style>
    <style:style style:name="T8" style:family="text">
      <style:text-properties officeooo:rsid="002a2d85"/>
    </style:style>
    <style:style style:name="T9" style:family="text">
      <style:text-properties officeooo:rsid="002d2d1b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53d67" style:font-style-asian="normal" style:font-style-complex="normal"/>
    </style:style>
    <style:style style:name="T12" style:family="text">
      <style:text-properties fo:font-style="normal" officeooo:rsid="00366b0d" style:font-style-asian="normal" style:font-style-complex="normal"/>
    </style:style>
    <style:style style:name="T13" style:family="text">
      <style:text-properties fo:font-style="normal" officeooo:rsid="003a2b39" style:font-style-asian="normal" style:font-style-complex="normal"/>
    </style:style>
    <style:style style:name="T14" style:family="text">
      <style:text-properties fo:font-style="normal" officeooo:rsid="0063c209" style:font-style-asian="normal" style:font-style-complex="normal"/>
    </style:style>
    <style:style style:name="T15" style:family="text">
      <style:text-properties fo:font-style="normal" officeooo:rsid="00698f14" style:font-style-asian="normal" style:font-style-complex="normal"/>
    </style:style>
    <style:style style:name="T16" style:family="text">
      <style:text-properties fo:font-style="normal" officeooo:rsid="003ec763" style:font-style-asian="normal" style:font-style-complex="normal"/>
    </style:style>
    <style:style style:name="T17" style:family="text">
      <style:text-properties fo:font-style="normal" officeooo:rsid="00460887" style:font-style-asian="normal" style:font-style-complex="normal"/>
    </style:style>
    <style:style style:name="T18" style:family="text">
      <style:text-properties fo:font-style="normal" officeooo:rsid="0048ea43" style:font-style-asian="normal" style:font-style-complex="normal"/>
    </style:style>
    <style:style style:name="T19" style:family="text">
      <style:text-properties fo:font-style="normal" officeooo:rsid="00498727" style:font-style-asian="normal" style:font-style-complex="normal"/>
    </style:style>
    <style:style style:name="T20" style:family="text">
      <style:text-properties fo:font-style="normal" officeooo:rsid="0053a995" style:font-style-asian="normal" style:font-style-complex="normal"/>
    </style:style>
    <style:style style:name="T21" style:family="text">
      <style:text-properties fo:font-style="normal" officeooo:rsid="0054a312" style:font-style-asian="normal" style:font-style-complex="normal"/>
    </style:style>
    <style:style style:name="T22" style:family="text">
      <style:text-properties fo:font-style="normal" officeooo:rsid="00560a87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571dbe" style:font-style-asian="normal" style:font-weight-asian="normal" style:font-style-complex="normal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353d67"/>
    </style:style>
    <style:style style:name="T27" style:family="text">
      <style:text-properties officeooo:rsid="00366b0d"/>
    </style:style>
    <style:style style:name="T28" style:family="text">
      <style:text-properties officeooo:rsid="0036befc"/>
    </style:style>
    <style:style style:name="T29" style:family="text">
      <style:text-properties officeooo:rsid="0037d5cb"/>
    </style:style>
    <style:style style:name="T30" style:family="text">
      <style:text-properties officeooo:rsid="00391eba"/>
    </style:style>
    <style:style style:name="T31" style:family="text">
      <style:text-properties officeooo:rsid="00dd89ce"/>
    </style:style>
    <style:style style:name="T32" style:family="text">
      <style:text-properties officeooo:rsid="006cf799"/>
    </style:style>
    <style:style style:name="T33" style:family="text">
      <style:text-properties officeooo:rsid="006e583c"/>
    </style:style>
    <style:style style:name="T34" style:family="text">
      <style:text-properties officeooo:rsid="007b7703"/>
    </style:style>
    <style:style style:name="T35" style:family="text">
      <style:text-properties officeooo:rsid="0126205e"/>
    </style:style>
    <style:style style:name="T36" style:family="text">
      <style:text-properties officeooo:rsid="003c38c2"/>
    </style:style>
    <style:style style:name="T37" style:family="text">
      <style:text-properties officeooo:rsid="003d60a1"/>
    </style:style>
    <style:style style:name="T38" style:family="text">
      <style:text-properties officeooo:rsid="00408dd7"/>
    </style:style>
    <style:style style:name="T39" style:family="text">
      <style:text-properties officeooo:rsid="00698f14"/>
    </style:style>
    <style:style style:name="T40" style:family="text">
      <style:text-properties officeooo:rsid="0040e049"/>
    </style:style>
    <style:style style:name="T41" style:family="text">
      <style:text-properties fo:language="zxx" fo:country="none" fo:font-style="normal" officeooo:rsid="002f78a0" style:language-asian="zxx" style:country-asian="none" style:font-style-asian="normal" style:language-complex="zxx" style:country-complex="none" style:font-style-complex="normal"/>
    </style:style>
    <style:style style:name="T42" style:family="text">
      <style:text-properties officeooo:rsid="002a4885"/>
    </style:style>
    <style:style style:name="T43" style:family="text">
      <style:text-properties officeooo:rsid="0070db6a"/>
    </style:style>
    <style:style style:name="T44" style:family="text">
      <style:text-properties officeooo:rsid="00277a1b"/>
    </style:style>
    <style:style style:name="T45" style:family="text">
      <style:text-properties officeooo:rsid="004496ea"/>
    </style:style>
    <style:style style:name="T46" style:family="text">
      <style:text-properties officeooo:rsid="0048ea43"/>
    </style:style>
    <style:style style:name="T47" style:family="text">
      <style:text-properties officeooo:rsid="00498727"/>
    </style:style>
    <style:style style:name="T48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text-emphasize="none"/>
    </style:style>
    <style:style style:name="T49" style:family="text">
      <style:text-properties style:font-name="Liberation Serif" fo:font-size="12pt" fo:language="zxx" fo:country="none" fo:font-style="normal" officeooo:rsid="002f78a0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50" style:family="text">
      <style:text-properties officeooo:rsid="004b42ab"/>
    </style:style>
    <style:style style:name="T51" style:family="text">
      <style:text-properties officeooo:rsid="004c5b8b"/>
    </style:style>
    <style:style style:name="T52" style:family="text">
      <style:text-properties officeooo:rsid="004e2d82"/>
    </style:style>
    <style:style style:name="T53" style:family="text">
      <style:text-properties officeooo:rsid="004f145f"/>
    </style:style>
    <style:style style:name="T54" style:family="text">
      <style:text-properties officeooo:rsid="004f45ac"/>
    </style:style>
    <style:style style:name="T55" style:family="text">
      <style:text-properties officeooo:rsid="0050bcb5"/>
    </style:style>
    <style:style style:name="T56" style:family="text">
      <style:text-properties officeooo:rsid="00533609"/>
    </style:style>
    <style:style style:name="T57" style:family="text">
      <style:text-properties officeooo:rsid="00317df6"/>
    </style:style>
    <style:style style:name="T58" style:family="text">
      <style:text-properties officeooo:rsid="00560a87"/>
    </style:style>
    <style:style style:name="T59" style:family="text">
      <style:text-properties officeooo:rsid="0059006e"/>
    </style:style>
    <style:style style:name="T60" style:family="text">
      <style:text-properties officeooo:rsid="005a9e02"/>
    </style:style>
    <style:style style:name="T61" style:family="text">
      <style:text-properties officeooo:rsid="005b9e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 rima de mèrit en Jordi de Sant Jordi</text:p>
      <text:p text:style-name="P19">Rosanna Cantavella</text:p>
      <text:p text:style-name="P19"/>
      <text:p text:style-name="P4"><text:span text:style-name="T36">Simposi</text:span> Jordi de Sant Jordi, València, <text:span text:style-name="T36">20 de juny de</text:span> 2024</text:p>
      <text:p text:style-name="P19"/>
      <text:p text:style-name="P19">+++++</text:p>
      <text:p text:style-name="P4"/>
      <text:p text:style-name="P3"/>
      <text:p text:style-name="P3">Permeteu-me que comence delimitant el tema de què parlaré. El complex sistema de rimes de mèrit que presenta la tradició trobadoresca, i que recullen i sistematitzen de <text:span text:style-name="T7">la </text:span>millor manera les <text:span text:style-name="T3">Leis d'Amors</text:span>, estableix quatre maneres <text:span text:style-name="T7">principals </text:span>de veure i de valorar la rima:</text:p>
      <text:p text:style-name="P3"/>
      <text:p text:style-name="P3">--Estramps</text:p>
      <text:p text:style-name="P3">--Acordants</text:p>
      <text:p text:style-name="P3">--Ordinals</text:p>
      <text:p text:style-name="P3">--Diccionals</text:p>
      <text:p text:style-name="P3"/>
      <text:p text:style-name="P3"><text:span text:style-name="T28">Al marge d'aquests quatre, també es </text:span><text:span text:style-name="T36">descriuen</text:span><text:span text:style-name="T28"> rareses, </text:span><text:span text:style-name="T36">com els </text:span><text:span text:style-name="T28">rims </text:span>utrisonants.</text:p>
      <text:p text:style-name="P3"/>
      <text:p text:style-name="P18">(Podeu consultar i descarregar-vos <text:span text:style-name="T58">ací </text:span><text:span text:style-name="T37">un</text:span>a taula de rima de mèrit <text:span text:style-name="T37">simplificada que tinc per als alumnes: </text:span><text:a xlink:type="simple" xlink:href="https://www.uv.es/cantave/varia/rimaleys.pdf" text:style-name="Internet_20_link" text:visited-style-name="Visited_20_Internet_20_Link">https://www.uv.es/cantave/varia/rimaleys.pdf</text:a> .</text:p>
      <text:p text:style-name="P18"/>
      <text:p text:style-name="P18"><text:span text:style-name="T58">Així mateix us podreu descarregar un full de càlcul amb l'inventari de totes les rimes de l'obra conservada de Jordi de Sant Jordi, </text:span><text:span text:style-name="T61">del repositori de Knowledge Commons:</text:span></text:p>
      <text:p text:style-name="P18"><text:a xlink:type="simple" xlink:href="https://hcommons.org/deposits/item/hc:67289" text:style-name="Internet_20_link" text:visited-style-name="Visited_20_Internet_20_Link">https://doi.org/10.17613/5g7s-vk18</text:a> </text:p>
      <text:p text:style-name="P3"/>
      <text:p text:style-name="P3">D'aquests <text:span text:style-name="T28">quatre tipus de perspectives de la rima</text:span>, hi ha un parell d'àrees que <text:span text:style-name="T1">a hores d'ara ja </text:span>s'han estudiat <text:span text:style-name="T58">una mica</text:span>: <text:span text:style-name="T1">els ordinals </text:span><text:span text:style-name="T28">han estat</text:span><text:span text:style-name="T1">, sense dubte, els més treballats, com ens demostra en l'àrea catalana el repertori de </text:span><text:span text:style-name="T2">combinatòria en rima de </text:span><text:span text:style-name="T58">Jordi</text:span><text:span text:style-name="T2"> </text:span><text:span text:style-name="T1">Parramon. Els versos estramps també han estat objecte d'interés, inclosos els de Jordi de Sant Jordi, dels quals ens parla</text:span><text:span text:style-name="T9">rà de seguida el bon col·lega </text:span><text:span text:style-name="T1">Josep Pujol.</text:span></text:p>
      <text:p text:style-name="P3"/>
      <text:p text:style-name="P5"><text:span text:style-name="T5">E</text:span>ls <text:span text:style-name="T7">rims </text:span>acordants i els diccionals són menys coneguts, i <text:span text:style-name="T7">això explica que </text:span>encara molts lectors de poesia en català empren les denominacions castellanes de rima <text:span text:style-name="T3">consonante</text:span> i <text:span text:style-name="T3">asonante</text:span>, <text:span text:style-name="T2">denominacions pròpies d'una llengua paroxítona, </text:span>que no tenen ni per començar quan se les compara amb la profunda complexitat de la família dels rims acordants, <text:span text:style-name="T2">més apropiada per a llengües de base aguda com l'occità i el català, i que també </text:span><text:span text:style-name="T29">va</text:span><text:span text:style-name="T2"> adoptar la tradició poètica </text:span><text:span text:style-name="T4">en llengua d'oïl. </text:span><text:span text:style-name="T5">En la present comunicació jo em limitaré a </text:span><text:span text:style-name="T29">mostrar-vos un panorama de </text:span><text:span text:style-name="T5">rims acordants i diccionals en Jordi de Sant Jordi.</text:span></text:p>
      <text:p text:style-name="P5"/>
      <text:p text:style-name="P2">Els rims acordants valoren els mots rimats segons la quantitat de sons que tinguen en comú en posició de rima; de manera que la rima </text:p>
      <text:p text:style-name="P2"/>
      <text:p text:style-name="P2">senyoria-milloria (6: 25-28),<text:note text:id="ftn1" text:note-class="footnote"><text:note-citation>1</text:note-citation><text:note-body><text:p text:style-name="P1">La primera xifra assenyala el poema de Jordi de Sant Jordi; les següents, els versos en rima. Per tal de mostrar més clarament les rimes, regularitze els mots, a partir de l’edició RIALC (és a dir, la de Riquer-Badia amb les especificacions de Siviero), excepte en algun cas en què l’edició Fratta millora lectures.</text:p></text:note-body></text:note> <text:span text:style-name="T5">una lleonismitat plusquamperfecta,</text:span></text:p>
      <text:p text:style-name="P2"/>
      <text:p text:style-name="P2">es considerarà molt més meritòria que la rima </text:p>
      <text:p text:style-name="P2"/>
      <text:p text:style-name="P2">jutjar-amar (6: 18-19), <text:span text:style-name="T5">que sols és sonança lleial,</text:span></text:p>
      <text:p text:style-name="P2"/>
      <text:p text:style-name="P2"><text:soft-page-break/>més enllà del fet que una rima siga femenina (no aguda) i l'altra masculina (aguda).</text:p>
      <text:p text:style-name="P2"/>
      <text:p text:style-name="P2"><text:span text:style-name="T7">Per la seua banda, els </text:span>rims diccionals valoren la rima d'acord amb els mots (diccions) que la configuren. Ací és on <text:span text:style-name="T8">es localitzen</text:span>, per exemple, els rims equívocs lleials (o rima d'homònims) i totes les seues variants. <text:span text:style-name="T38">Per exemple:</text:span></text:p>
      <text:p text:style-name="P2"/>
      <text:p text:style-name="P22">fi-fi-fi <text:span text:style-name="T38">(</text:span>17: 16-17-18<text:span text:style-name="T38">): f</text:span><text:span text:style-name="T39">i 'final' 16 - de fi en fi 'completament' 17 - fi adj</text:span><text:span text:style-name="T38">ectiu</text:span><text:span text:style-name="T39"> 18.</text:span></text:p>
      <text:p text:style-name="P2"/>
      <text:p text:style-name="P6">I on es troba Jordi de Sant Jordi en l'ús d'aquesta rima de mèrit acordant i diccional? Doncs en un lloc sense dubte destacat. JSJ maneja molt bé ambdues perspectives de rimes, i demostra que ho fa ben conscientment: <text:span text:style-name="T58">t</text:span>ant en casos en què el poeta acumula mostres de rima destacada, com en els casos contraris: en <text:span text:style-name="T40">una peça</text:span> en què sembla evitar-la <text:span text:style-name="T26">quasi </text:span>deliberadament (la Passio amoris, <text:span text:style-name="T40">que té com a </text:span><text:span text:style-name="T6">rima </text:span><text:span text:style-name="T26">habitual la rima </text:span><text:span text:style-name="T6">bàsica</text:span>). <text:span text:style-name="T58">En canvi, </text:span><text:span text:style-name="T30">al poema 6, en cobles unisonants, </text:span><text:span text:style-name="T6">el veiem repetir el mateix tipus de mèrit de rimes acordants en la mateixa posició en </text:span><text:span text:style-name="T8">dues </text:span><text:span text:style-name="T6">cobl</text:span><text:span text:style-name="T8">es </text:span><text:span text:style-name="T58">seguides</text:span><text:span text:style-name="T6">, incardinant així el mèrit acordant amb el mèrit ordinal </text:span><text:span text:style-name="T8">(p. 6, cobles unisonants: dues primeres cobles: seqüència 2-0-3-10)</text:span><text:span text:style-name="T6">. I, naturalment, la seua afició a la rima </text:span><text:span text:style-name="T26">ordinal </text:span><text:span text:style-name="T6">cadenoencadenada combinada amb capcaudament, crea sovint als seus poemes sèries de rima no de dos mots, sinó d'almenys quatre; sèries que, partint d'una base de sonança lleial, multipliquen combinacions de mèrit en parelles dins cada sèrie.</text:span></text:p>
      <text:p text:style-name="P6"/>
      <text:p text:style-name="P7">A continuació enunciaré els tipus de rima que podem trobar a la família dels acordants i a la dels diccionals, il·lustrant-los amb exemples procedents de Jordi de Sant Jordi.</text:p>
      <text:p text:style-name="P7"/>
      <text:p text:style-name="P7"/>
      <text:p text:style-name="P54">Rims acordants</text:p>
      <text:p text:style-name="P44"><text:span text:style-name="T10"/></text:p>
      <text:p text:style-name="P44">Sonança lleial</text:p>
      <text:p text:style-name="P44"><text:span text:style-name="T10"/></text:p>
      <text:p text:style-name="P44"><text:span text:style-name="T10">La més humil forma de rima acordant correcta és la sonança lleial: en rima masculina, la concordança fònica a partir de l'última vocal plena (que serà, per tant, la tònica). És una rima </text:span><text:span text:style-name="T11">que el castellà consideraria</text:span><text:span text:style-name="T26"> consonante</text:span><text:span text:style-name="T11">, però que és</text:span> <text:span text:style-name="T10">facilíssima de realitzar en llengües oxítones, i per tant no se la considera meritòria. Per exemple,</text:span></text:p>
      <text:p text:style-name="P7"/>
      <text:p text:style-name="P8">dan-anan <text:span text:style-name="T43">3: </text:span><text:span text:style-name="T42">37-39</text:span></text:p>
      <text:p text:style-name="P9">fallir-albir 10: 39-40</text:p>
      <text:p text:style-name="P9"><text:span text:style-name="T58">va-pla</text:span> <text:span text:style-name="T31">17: </text:span><text:span text:style-name="T58">106-107</text:span></text:p>
      <text:p text:style-name="P7"/>
      <text:p text:style-name="P45"><text:span text:style-name="T10">Els poetes de la tradició postrobadoresca procuren no empra</text:span><text:span text:style-name="T22">r</text:span><text:span text:style-name="T10"> continuament </text:span><text:span text:style-name="T22">aquesta rima bàsica</text:span><text:span text:style-name="T10">, i l'habitual és trobar-nos </text:span><text:span text:style-name="T22">poemes que combinen </text:span><text:span text:style-name="T10">sonances lleials amb </text:span><text:span text:style-name="T22">altres tipus més </text:span><text:span text:style-name="T11">merit</text:span><text:span text:style-name="T22">oris</text:span><text:span text:style-name="T11">, com</text:span><text:span text:style-name="T10"> lleonismitats </text:span><text:span text:style-name="T11">per exemple</text:span><text:span text:style-name="T10">. Això és l'habitual també en Jordi de Sant Jordi, excepte en el cas que us avançava adés: la </text:span>Passio amoris<text:span text:style-name="T10">, que com és ben sabut, és un poema construït amb abundants cites d'altres autors, trobadors clàssics o més moderns (inclosa l'autocita que fa dels seus </text:span>Estramps<text:span text:style-name="T10">). Des del punt de vista de la rima, és interessant que cap les parelles de versos que cita Sant Jordi no rimen entre si: sempre hi pren terminacions diferents, cosa que li dóna l'oportunitat de crear ell una rima </text:span><text:span text:style-name="T22">(sovint rima bàsica)</text:span><text:span text:style-name="T10"> per a cada un dels dos versos. </text:span></text:p>
      <text:p text:style-name="P7"/>
      <text:p text:style-name="P7"/>
      <text:p text:style-name="P46">Consonança lleial</text:p>
      <text:p text:style-name="P46"><text:span text:style-name="T10"/></text:p>
      <text:p text:style-name="P57">Una mica més meritòria que la rima bàsica, la consonança lleial demana que, en rima masculina, es repetisca l'última síl·laba; ha d'incloure, per tant, almenys la consonant immediatament prèvia a la vocal tònica. Ací en teniu alguns exemples:</text:p>
      <text:p text:style-name="P46"><text:soft-page-break/><text:span text:style-name="T10"/></text:p>
      <text:p text:style-name="P57">sotmés-més 14: 5-11</text:p>
      <text:p text:style-name="P57">comport-port 8: 21-27</text:p>
      <text:p text:style-name="P58">traïmen-parlamen <text:span text:style-name="T43">3: </text:span><text:span text:style-name="T44">29-31</text:span></text:p>
      <text:p text:style-name="P58">conquerir-morir-sofrir 14: 21-23-25</text:p>
      <text:p text:style-name="P58">dirai-amarai 2: 41-44</text:p>
      <text:p text:style-name="P7"/>
      <text:p text:style-name="P3"/>
      <text:p text:style-name="P46">Lleonismitat simpla</text:p>
      <text:p text:style-name="P3"/>
      <text:p text:style-name="P10">La lleonismitat, o lleonisme, implica concordances fòniques <text:span text:style-name="T26">des d'abans</text:span> de l'última síl·laba; i atenció: tant en rima femenina com en rima masculina; <text:span text:style-name="T27">no depén del punt de tonicitat</text:span>. La lleonismitat simpla presenta concordança fònica des de la penúltima vocal plena. Vegem-ho:</text:p>
      <text:p text:style-name="P10"/>
      <text:p text:style-name="P10"/>
      <text:p text:style-name="P10">fia-canvia10: 41-42</text:p>
      <text:p text:style-name="P10">granda-comanda-demanda-banda 14: 38-40-42-44</text:p>
      <text:p text:style-name="P43">força-escorça <text:span text:style-name="T45">14: 32-34</text:span></text:p>
      <text:p text:style-name="P10"/>
      <text:p text:style-name="P10">jovent-sovent 17: 1-5</text:p>
      <text:p text:style-name="P10">pensament-alleujament 17: 2-6</text:p>
      <text:p text:style-name="P11"/>
      <text:p text:style-name="P10"/>
      <text:p text:style-name="P10"/>
      <text:p text:style-name="P46">Lleonismitat perfecta</text:p>
      <text:p text:style-name="P46"><text:span text:style-name="T10"/></text:p>
      <text:p text:style-name="P57">En aquesta, la concordança fònica implica les dues darreres síl·labes; i per tant, ha de concordar també la consonant prèvia a la penúltima vocal plena:</text:p>
      <text:p text:style-name="P46"><text:span text:style-name="T10"/></text:p>
      <text:p text:style-name="P57">destenta-contenta 14: 24-26</text:p>
      <text:p text:style-name="P46"><text:span text:style-name="T10">Sforça-força-</text:span><text:span text:style-name="T17">esforça</text:span><text:span text:style-name="T10"> </text:span><text:span text:style-name="T17">14: 30-32-36</text:span></text:p>
      <text:p text:style-name="P69">statura-s'atura-fretura 8: 14-16-20</text:p>
      <text:p text:style-name="P64">dóna-abandona 5: 31-33</text:p>
      <text:p text:style-name="P47"><text:span text:style-name="T10"/></text:p>
      <text:p text:style-name="P59">sustener-mantener 13: 30-32</text:p>
      <text:p text:style-name="P59">departir-partir 12: 5-7</text:p>
      <text:p text:style-name="P47"><text:span text:style-name="T10"/></text:p>
      <text:p text:style-name="P47"><text:span text:style-name="T10"/></text:p>
      <text:p text:style-name="P46"><text:span text:style-name="T10"/></text:p>
      <text:p text:style-name="P46">Lleonismitat plusquamperfecta</text:p>
      <text:p text:style-name="P46"><text:span text:style-name="T10"/></text:p>
      <text:p text:style-name="P57">Ídem, però amb tres síl·labes en comptes de dues. <text:span text:style-name="T46">És un recurs òbviament escàs, </text:span><text:span text:style-name="T47">però Sant Jordi l'empra en aquests cinc casos:</text:span></text:p>
      <text:p text:style-name="P46"><text:span text:style-name="T10"/></text:p>
      <text:p text:style-name="P46"><text:span text:style-name="T19">p</text:span><text:span text:style-name="T10">aria-tritxaria 10: 5-6</text:span></text:p>
      <text:p text:style-name="P46"><text:span text:style-name="T18">s</text:span><text:span text:style-name="T10">enyoria-milloria 6: 25-28</text:span></text:p>
      <text:p text:style-name="P70">senyora-enyora 12: 30-32</text:p>
      <text:p text:style-name="P70">erança-esperança 8: 24-28</text:p>
      <text:p text:style-name="P70">atura-natura 18: 18-19</text:p>
      <text:p text:style-name="P52"><text:span text:style-name="T10"/></text:p>
      <text:p text:style-name="P46"><text:span text:style-name="T10"/></text:p>
      <text:p text:style-name="P46"><text:span text:style-name="T10"/></text:p>
      <text:p text:style-name="P51"><text:soft-page-break/>Rims meritoris</text:p>
      <text:p text:style-name="P15"/>
      <text:p text:style-name="P15">A aquests tipus de rima catalogats per les <text:span text:style-name="T3">Leys</text:span><text:span text:style-name="T10">, en sol</text:span><text:span text:style-name="T12">c</text:span><text:span text:style-name="T10"> sumar un altre no definit per aquelles, però practicat sovint tant en Sant Jordi com en Ausiàs March </text:span><text:span text:style-name="T12">i </text:span><text:span text:style-name="T10">en altres autors: el que denomine, a falta d'etiqueta antiga, com a rims meritoris. Es tracta d'un tipus de rima masculina a cavall entre la sonança i la consonança lleials, en què, tot i que la concordança fònica total no comença abans de la vocal tònica, les paraules en rima presenten altres concordances consonàntiques prèvies, tot i que la posició pot variar:</text:span></text:p>
      <text:p text:style-name="P15"><text:span text:style-name="T10"/></text:p>
      <text:p text:style-name="P15"><text:span text:style-name="T10"/></text:p>
      <text:p text:style-name="P65">dir-desir [d] 18: 85-86</text:p>
      <text:p text:style-name="P65">entrar-nomnar [n] 18: 44-45</text:p>
      <text:p text:style-name="P65">amistats-enamorats [m] 18: 29-30</text:p>
      <text:p text:style-name="P72"><text:span text:style-name="T41">defensar-despar [de][s]</text:span><text:span text:style-name="T49"> </text:span><text:span text:style-name="T48">3: 13-17</text:span></text:p>
      <text:p text:style-name="P57">servir-cartenir [r] [e] 6: 6-7</text:p>
      <text:p text:style-name="P46"><text:span text:style-name="T10"/></text:p>
      <text:p text:style-name="P46"><text:span text:style-name="T10"/></text:p>
      <text:p text:style-name="P46"><text:span text:style-name="T10"/></text:p>
      <text:p text:style-name="P55">Rims diccionals</text:p>
      <text:p text:style-name="P55"><text:span text:style-name="T23"/></text:p>
      <text:p text:style-name="P71">Amb els rims diccionals entrem en una altra perspectiva: ací el mèrit s'amida valorant la semblança entre les diccions o mots en rima: són similars? Es poden confondre? Presenten semblances morfològiques, per exemple?</text:p>
      <text:p text:style-name="P55"><text:span text:style-name="T23"/></text:p>
      <text:p text:style-name="P56">Rims derivatius</text:p>
      <text:p text:style-name="P55"><text:span text:style-name="T23"/></text:p>
      <text:p text:style-name="P55"><text:span text:style-name="T23">Aquesta curiós tipus, que Jaume March denominava </text:span><text:span text:style-name="T25">maridats</text:span><text:span text:style-name="T23">, demana que dos jocs de rima adjacents semblen l'un el plural o el femení de l'altre, o variants similars. Al s. XIV hi havia, per exemple, la composició "Li fait Dieu son escur", del Capellà de Bolquera </text:span><text:span text:style-name="T24">(</text:span><text:a xlink:type="simple" xlink:href="https://www.rialc.unina.it/20.2.htm" text:style-name="Internet_20_link" text:visited-style-name="Visited_20_Internet_20_Link"><text:span text:style-name="T23">https://www.rialc.unina.it/20.2.htm</text:span></text:a><text:span text:style-name="T24">)</text:span><text:span text:style-name="T23">. En temps de Jordi de Sant Jordi sembla que ja s'havia arraconat la composició de peces senceres amb aquest sistema; però ocasionalment trobem passatges en què aquest tipus de rima és recordat: </text:span></text:p>
      <text:p text:style-name="P3"/>
      <text:p text:style-name="P39">(departir-sospir 12: 5-7)</text:p>
      <text:p text:style-name="P39">(partí-sentí 12: 9-11)</text:p>
      <text:p text:style-name="P39">departir-partí 12: 5-9</text:p>
      <text:p text:style-name="P39"/>
      <text:p text:style-name="P39"><text:span text:style-name="T50">(</text:span>escut-menut 16: 9-12<text:span text:style-name="T50">)</text:span></text:p>
      <text:p text:style-name="P13"><text:span text:style-name="T50">(</text:span>menuts-<text:span text:style-name="T50">coneguts </text:span>16: 7-12-15 <text:span text:style-name="T50">i altres -refrany)</text:span></text:p>
      <text:p text:style-name="P40">menut-menuts 16: 7-9</text:p>
      <text:p text:style-name="P40"/>
      <text:p text:style-name="P40"><text:span text:style-name="T51">(</text:span>trob-prop 1: 34-36<text:span text:style-name="T51">)</text:span></text:p>
      <text:p text:style-name="P40"><text:span text:style-name="T51">(</text:span>trobar-par-adular-anar 1: 37-39-41-43<text:span text:style-name="T51">)</text:span></text:p>
      <text:p text:style-name="P40">trob-trobar 1: 34-37</text:p>
      <text:p text:style-name="P40"/>
      <text:p text:style-name="P40"/>
      <text:p text:style-name="P12"/>
      <text:p text:style-name="P48">Rims equívocs lleials</text:p>
      <text:p text:style-name="P48"><text:span text:style-name="T10"/></text:p>
      <text:p text:style-name="P60"/>
      <text:p text:style-name="P60">Rima d'homònims. Els més famosos i valorats dels rims diccionals:</text:p>
      <text:p text:style-name="P48"><text:span text:style-name="T10"/></text:p>
      <text:p text:style-name="P60"><text:soft-page-break/>part-part <text:span text:style-name="T52">(</text:span>verb-subst<text:span text:style-name="T52">)</text:span> 12: 39-41</text:p>
      <text:p text:style-name="P12"/>
      <text:p text:style-name="P12">poder-poder <text:span text:style-name="T52">(</text:span>subst-inf<text:span text:style-name="T52">) </text:span>18: 20-21</text:p>
      <text:p text:style-name="P12"/>
      <text:p text:style-name="P12">seny-seny-seny <text:span text:style-name="T53">(</text:span>subst-<text:span text:style-name="T53">verb</text:span>) 12: 13-15-19</text:p>
      <text:p text:style-name="P12"/>
      <text:p text:style-name="P12">part-part <text:span text:style-name="T54">(</text:span>'lloc' i 'porció'<text:span text:style-name="T54">) </text:span>11: 21-23</text:p>
      <text:p text:style-name="P12"/>
      <text:p text:style-name="P12">juny-juny-juny <text:span text:style-name="T55">(</text:span>'ajuntar', mes, 'combatre'<text:span text:style-name="T55">)</text:span> 17: 89-90-91</text:p>
      <text:p text:style-name="P12"/>
      <text:p text:style-name="P12">part-part-part-part <text:span text:style-name="T56">(</text:span>'d'altra banda', 'se'n va', 'lloc', 'a banda'<text:span text:style-name="T56">) </text:span>17: 92-93-94-95</text:p>
      <text:p text:style-name="P12"/>
      <text:p text:style-name="P41">(Els últims dos exemples provénen del poema 17, molt particular <text:span text:style-name="T59">perquè s'hi concentren molts equívocs lleials</text:span>.)</text:p>
      <text:p text:style-name="P12"/>
      <text:p text:style-name="P12"><text:span text:style-name="T59">No hem de confondre els equívocs lleials </text:span>amb els mots tornats, o rima no d'homònims sinó de la mateixa paraula que torna. Això no es condemna del tot, però no <text:span text:style-name="T27">és ben vist, i no </text:span>constitueix mèrit. Hi trobem algun cas aïllat en Sant Jordi, tot i que els seus diferents editors divergeixen en la valoració de passatges com a equívocs o tornats. He de dir que Fratta sembla més perdut en aquest tema; vegeu les meues <text:span text:style-name="T60">anotacions</text:span> dins el full de càlcul de rimes de Jordi de Sant Jordi. </text:p>
      <text:p text:style-name="P12"/>
      <text:p text:style-name="P12"/>
      <text:p text:style-name="P49">Rims equívocs contrafets</text:p>
      <text:p text:style-name="P49"><text:span text:style-name="T10"/></text:p>
      <text:p text:style-name="P61">N'ha ha de diferents tipus: no arriben a ser rima d'homònims, però n'estan emparentats. Els contrafets de tipus 1 i 2 són pràcticament inexistents en la poesia del s. XV; en canvi, el tercer tipus és habitualíssim i el trobem sovint en autors com Jordi de Sant Jordi i Ausiàs March: un dels dos mots en rima sembla l'altre amb una mena de prefix:</text:p>
      <text:p text:style-name="P49"><text:span text:style-name="T10"/></text:p>
      <text:p text:style-name="P61">despendre-pendre 13: 13-17</text:p>
      <text:p text:style-name="P61">ús-pus 16: 5-6</text:p>
      <text:p text:style-name="P61">senyora-enyora 12: 30-32</text:p>
      <text:p text:style-name="P61">asaut-aut 17: 54-56</text:p>
      <text:p text:style-name="P67">desaut-aut 17: <text:span text:style-name="T57">55-56</text:span></text:p>
      <text:p text:style-name="P49"><text:span text:style-name="T10">món-amon-contramon </text:span><text:span text:style-name="T20">(</text:span><text:span text:style-name="T10">doble: mon-amon; amon-contramon; i el conjunt): 17: 13-14-15</text:span></text:p>
      <text:p text:style-name="P53"><text:span text:style-name="T10"/></text:p>
      <text:p text:style-name="P49"><text:span text:style-name="T10"/></text:p>
      <text:p text:style-name="P50"><text:span text:style-name="T10">Més enllà d'aquests, hi ha les rareses, descrites per les </text:span>Leys<text:span text:style-name="T10"> però no valorades; per exemple, els rims utrisonants, en què la </text:span><text:span text:style-name="T21">vocal </text:span><text:span text:style-name="T10">tònica d'un dels mots és oberta i la de l'altre tancada. Hi he trobat el que sembla un </text:span><text:span text:style-name="T12">sol </text:span><text:span text:style-name="T10">cas en Sant Jordi:</text:span></text:p>
      <text:p text:style-name="P50"><text:span text:style-name="T10"/></text:p>
      <text:p text:style-name="P66">pobles-nobles 5: 10-12</text:p>
      <text:p text:style-name="P66"/>
      <text:p text:style-name="P68">Tot i que també tenim un cas de divergència fònica consonàntica, amb una rima que seria equívoca lleial si no fóra perquè una sibilant és sonora i l'altra sorda: </text:p>
      <text:p text:style-name="P68"/>
      <text:p text:style-name="P14">asaut-assaut 17: 54-57</text:p>
      <text:p text:style-name="P14"><text:span text:style-name="T10"/></text:p>
      <text:p text:style-name="P68">Però en fi, en aquest cas la rima es queda simplement en una bàsica però correcta sonança lleial.</text:p>
      <text:p text:style-name="P42"><text:span text:style-name="T10"/></text:p>
      <text:p text:style-name="P14"><text:span text:style-name="T10"/></text:p>
      <text:p text:style-name="P16"><text:soft-page-break/><text:span text:style-name="T10">Pel que fa a la densitat de rima de mèrit en l'obra de JSJ, la densitat menor apareix a</text:span><text:span text:style-name="T16">l poema 16, "Pus que tan bé", una</text:span><text:span text:style-name="T10"> </text:span><text:span text:style-name="T16">balada francesa; i al p. 1 "Tant és li mal", la seua dansa i escondit. I també és més baixa del seu habitual</text:span><text:span text:style-name="T10"> la </text:span><text:span text:style-name="T3">Passio amoris</text:span><text:span text:style-name="T10"> (és com si </text:span><text:span text:style-name="T21">Sant Jordi </text:span><text:span text:style-name="T10">no volguera fer ombra als autors que antologitza). </text:span><text:span text:style-name="T21">A</text:span><text:span text:style-name="T13"> l'extrem contrari es troba el p. 5 "Així com són sus l'espera los signes", on totes les rimes són femenines i de mèrit. Un altre poema que mereix ser destacat, i amb el que acabaré, és el curiós </text:span><text:span text:style-name="T15">p. 17, "</text:span><text:span text:style-name="T14">Enuig, enemic de jovent</text:span><text:span text:style-name="T13">", lai que presenta una gran concentració de rims equívocs; de contrafets de tipus 3, però sobretot de lleials, i</text:span><text:span text:style-name="T21">ncloent-hi</text:span><text:span text:style-name="T13"> ocasionals mots tornats:</text:span></text:p>
      <text:p text:style-name="P16"><text:span text:style-name="T13"/>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fer-fer</text:p>
          </table:table-cell>
          <table:table-cell table:style-name="Table1.A1" office:value-type="string">
            <text:p text:style-name="P20">5</text:p>
          </table:table-cell>
          <table:table-cell table:style-name="Table1.A1" office:value-type="string">
            <text:p text:style-name="P20"><text:span text:style-name="T31">17: </text:span>7-10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fi-fi-fi</text:p>
          </table:table-cell>
          <table:table-cell table:style-name="Table2.A1" office:value-type="string">
            <text:p text:style-name="P23">5</text:p>
            <text:p text:style-name="P23">Fi 'final' 16</text:p>
            <text:p text:style-name="P23">de fi en fi 'completament' 17</text:p>
            <text:p text:style-name="P23">fi adj 18: <text:span text:style-name="T32">Riquer-Badia 'fidel'; jo diria 'fi' com a fin'amors. Frata no convençut p.194 18-19 però sembla ometre l'adjectiu, </text:span><text:span text:style-name="T33">i el seu sentit de fi remet a final, de manera que sembla pensar en mots tornats</text:span></text:p>
          </table:table-cell>
          <table:table-cell table:style-name="Table2.A1" office:value-type="string">
            <text:p text:style-name="P21"><text:span text:style-name="T31">17: </text:span>16-17-18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4">res-res</text:p>
          </table:table-cell>
          <table:table-cell table:style-name="Table3.A1" office:value-type="string">
            <text:p text:style-name="P24">51 Mots tornats clars. <text:span text:style-name="T34">Fratta 229 els considera 5.</text:span></text:p>
          </table:table-cell>
          <table:table-cell table:style-name="Table3.A1" office:value-type="string">
            <text:p text:style-name="P24"><text:span text:style-name="T31">17: </text:span>23-29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5">fat-fat</text:p>
          </table:table-cell>
          <table:table-cell table:style-name="Table5.A1" office:value-type="string">
            <text:p text:style-name="P25">5</text:p>
          </table:table-cell>
          <table:table-cell table:style-name="Table5.A1" office:value-type="string">
            <text:p text:style-name="P25"><text:span text:style-name="T31">17: </text:span>35-37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7">enuig-enuig</text:p>
          </table:table-cell>
          <table:table-cell table:style-name="Table6.A1" office:value-type="string">
            <text:p text:style-name="P27">5</text:p>
          </table:table-cell>
          <table:table-cell table:style-name="Table6.A1" office:value-type="string">
            <text:p text:style-name="P27"><text:span text:style-name="T31">17: </text:span>49-50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7">trob-trop</text:p>
          </table:table-cell>
          <table:table-cell table:style-name="Table7.A1" office:value-type="string">
            <text:p text:style-name="P27">5</text:p>
          </table:table-cell>
          <table:table-cell table:style-name="Table7.A1" office:value-type="string">
            <text:p text:style-name="P27"><text:span text:style-name="T31">17: </text:span>51-52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8">claus-claus</text:p>
          </table:table-cell>
          <table:table-cell table:style-name="Table8.A1" office:value-type="string">
            <text:p text:style-name="P28">5 </text:p>
            <text:p text:style-name="P28">(clau d'obrir-clau tatxa)</text:p>
          </table:table-cell>
          <table:table-cell table:style-name="Table8.A1" office:value-type="string">
            <text:p text:style-name="P28"><text:span text:style-name="T31">17: </text:span>74-75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0">part-part-part-part</text:p>
          </table:table-cell>
          <table:table-cell table:style-name="Table10.A1" office:value-type="string">
            <text:p text:style-name="P30">5 </text:p>
            <text:p text:style-name="P30">'d'altra banda', 'se'n va', 'lloc', 'a banda'</text:p>
          </table:table-cell>
          <table:table-cell table:style-name="Table10.A1" office:value-type="string">
            <text:p text:style-name="P30"><text:span text:style-name="T31">17: </text:span>92-93-94-95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31">punt-punt-punt</text:p>
          </table:table-cell>
          <table:table-cell table:style-name="Table11.A1" office:value-type="string">
            <text:p text:style-name="P31">5 'gens', 'condició', 'instant'</text:p>
          </table:table-cell>
          <table:table-cell table:style-name="Table11.A1" office:value-type="string">
            <text:p text:style-name="P31"><text:span text:style-name="T31">17: </text:span>1<text:span text:style-name="T31">1</text:span>1-112-113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34">dur-dur-dur</text:p>
          </table:table-cell>
          <table:table-cell table:style-name="Table13.A1" office:value-type="string">
            <text:p text:style-name="P34">5 primer infinitiu, segon adj, tercer pres. subj.</text:p>
          </table:table-cell>
          <table:table-cell table:style-name="Table13.A1" office:value-type="string">
            <text:p text:style-name="P34"><text:span text:style-name="T31">17: </text:span>130-131-132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35"><text:span text:style-name="T35">s</text:span>ol-sol- ...</text:p>
          </table:table-cell>
          <table:table-cell table:style-name="Table14.A1" office:value-type="string">
            <text:p text:style-name="P35">5 </text:p>
            <text:p text:style-name="P35">primer adj, segon adv</text:p>
          </table:table-cell>
          <table:table-cell table:style-name="Table14.A1" office:value-type="string">
            <text:p text:style-name="P35"><text:span text:style-name="T31">17: </text:span>146-147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37">deu-déu-deu</text:p>
          </table:table-cell>
          <table:table-cell table:style-name="Table16.A1" office:value-type="string">
            <text:p text:style-name="P38">5</text:p>
            <text:p text:style-name="P38">primer 'ha de', segon divinitat, tercer 'està en deute'</text:p>
          </table:table-cell>
          <table:table-cell table:style-name="Table16.A1" office:value-type="string">
            <text:p text:style-name="P37"><text:span text:style-name="T31">17: </text:span>165-166-167</text:p>
          </table:table-cell>
        </table:table-row>
      </table:table>
      <text:p text:style-name="P17"><text:span text:style-name="T10"/></text:p>
      <text:p text:style-name="P17"><text:span text:style-name="T10"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9">bé-bé</text:p>
          </table:table-cell>
          <table:table-cell table:style-name="Table9.A1" office:value-type="string">
            <text:p text:style-name="P29">51</text:p>
          </table:table-cell>
          <table:table-cell table:style-name="Table9.A1" office:value-type="string">
            <text:p text:style-name="P29"><text:span text:style-name="T31">17: </text:span>80-85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5">par-par</text:p>
          </table:table-cell>
          <table:table-cell table:style-name="Table4.A1" office:value-type="string">
            <text:p text:style-name="P26">51</text:p>
          </table:table-cell>
          <table:table-cell table:style-name="Table4.A1" office:value-type="string">
            <text:p text:style-name="P25"><text:span text:style-name="T31">17: </text:span>32-33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2">diu-diu</text:p>
          </table:table-cell>
          <table:table-cell table:style-name="Table12.A1" office:value-type="string">
            <text:p text:style-name="P33">51 </text:p>
            <text:p text:style-name="P33">Fratta 197 els considera 5, sense explicar per què no són tornats si el sigfcat és el mateix.</text:p>
          </table:table-cell>
          <table:table-cell table:style-name="Table12.A1" office:value-type="string">
            <text:p text:style-name="P32"><text:span text:style-name="T31">17: </text:span>115-116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36">seny-seny</text:p>
          </table:table-cell>
          <table:table-cell table:style-name="Table15.A1" office:value-type="string">
            <text:p text:style-name="P36">51 ? </text:p>
            <text:p text:style-name="P36">'ab seny' el primer abl., 'seny' acus. el segon</text:p>
          </table:table-cell>
          <table:table-cell table:style-name="Table15.A1" office:value-type="string">
            <text:p text:style-name="P36"><text:span text:style-name="T31">17: </text:span>149-151</text:p>
          </table:table-cell>
        </table:table-row>
      </table:table>
      <text:p text:style-name="P17"><text:span text:style-name="T10"/></text:p>
      <text:p text:style-name="P17"><text:span text:style-name="T10"/></text:p>
      <text:p text:style-name="P17"><text:span text:style-name="T10"/></text:p>
      <text:p text:style-name="P62"><text:soft-page-break/>Acabe ja. Si voleu consultar el buidatge que he fet de tota la rima en JSJ, ho podeu fer (i descarregar-vos-ho) ací: </text:p>
      <text:p text:style-name="P62"/>
      <text:p text:style-name="P62"><text:a xlink:type="simple" xlink:href="https://doi.org/10.17613/5g7s-vk18" text:style-name="Internet_20_link" text:visited-style-name="Visited_20_Internet_20_Link">https://doi.org/10.17613/5g7s-vk18</text:a> <text:s/></text:p>
      <text:p text:style-name="P62"/>
      <text:p text:style-name="P62">O bé</text:p>
      <text:p text:style-name="P62"/>
      <text:p text:style-name="P62"><text:a xlink:type="simple" xlink:href="https://go.uv.es/v0kxMfi" text:style-name="Internet_20_link" text:visited-style-name="Visited_20_Internet_20_Link">https://go.uv.es/v0kxMfi</text:a> </text:p>
      <text:p text:style-name="P17"><text:span text:style-name="T10"/></text:p>
      <text:p text:style-name="P17"><text:span text:style-name="T10"/></text:p>
      <text:p text:style-name="P63">Gràci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11:09:46.289000000</meta:creation-date>
    <dc:date>2024-06-19T19:23:56.527000000</dc:date>
    <meta:editing-duration>P1DT17H54M52S</meta:editing-duration>
    <meta:editing-cycles>58</meta:editing-cycles>
    <meta:generator>LibreOffice/7.6.6.3$Windows_X86_64 LibreOffice_project/d97b2716a9a4a2ce1391dee1765565ea469b0ae7</meta:generator>
    <meta:document-statistic meta:table-count="16" meta:image-count="0" meta:object-count="0" meta:page-count="7" meta:paragraph-count="167" meta:word-count="2008" meta:character-count="12293" meta:non-whitespace-character-count="10440"/>
  </office:meta>
</office:document-meta>
</file>